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4000001BF9F9ABD1B8F670BA9.png" manifest:media-type="image/png"/>
  <manifest:file-entry manifest:full-path="Pictures/1000000100000424000000FFE7762489B9522360.png" manifest:media-type="image/png"/>
  <manifest:file-entry manifest:full-path="Pictures/100000010000035B00000165B41B9B253424A2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3.9744in" draw:z-index="0"><draw:image xlink:href="Pictures/100000010000035B00000165B41B9B253424A2D6.png" xlink:type="simple" xlink:show="embed" xlink:actuate="onLoad" draw:mime-type="image/png"/></draw:frame><draw:frame draw:style-name="fr2" draw:name="Image2" text:anchor-type="char" svg:width="6.9252in" svg:height="4.4728in" draw:z-index="1"><draw:image xlink:href="Pictures/10000001000002B4000001BF9F9ABD1B8F670BA9.png" xlink:type="simple" xlink:show="embed" xlink:actuate="onLoad" draw:mime-type="image/png"/></draw:frame><draw:frame draw:style-name="fr1" draw:name="Image3" text:anchor-type="char" svg:x="0.1874in" svg:y="5.0835in" svg:width="6.9252in" svg:height="1.6654in" draw:z-index="2"><draw:image xlink:href="Pictures/1000000100000424000000FFE7762489B95223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29:20.673758214</meta:creation-date>
    <dc:date>2024-02-12T22:03:02.602571512</dc:date>
    <meta:editing-duration>PT33M4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